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4.419cm"/>
    </style:style>
    <style:style style:name="co3" style:family="table-column">
      <style:table-column-properties fo:break-before="auto" style:column-width="27.067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1.984cm"/>
    </style:style>
    <style:style style:name="ro1" style:family="table-row">
      <style:table-row-properties style:row-height="0.538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99"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3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5" style:family="table-cell" style:parent-style-name="Default" style:data-style-name="N100">
      <style:table-cell-properties style:text-align-source="fix" style:repeat-content="false" fo:border="0.002cm solid #000000" style:vertical-align="automatic"/>
      <style:paragraph-properties fo:text-align="center"/>
    </style:style>
    <style:style style:name="ce6" style:family="table-cell" style:parent-style-name="Default" style:data-style-name="N10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center"/>
    </style:style>
    <style:style style:name="ce7" style:family="table-cell" style:parent-style-name="Default" style:data-style-name="N0">
      <style:table-cell-properties fo:border-bottom="0.002cm solid #000000" style:text-align-source="fix" style:repeat-content="false" fo:border-left="none" fo:border-right="0.002cm solid #000000" fo:border-top="0.002cm solid #000000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/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1020" table:default-cell-style-name="ce9"/>
        <table:table-row table:style-name="ro1">
          <table:table-cell table:style-name="ce1" office:value-type="string">
            <text:p>S.No 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Work</text:p>
          </table:table-cell>
          <table:table-cell table:style-name="ce1" office:value-type="string">
            <text:p>Hours Spent</text:p>
          </table:table-cell>
          <table:table-cell table:number-columns-repeated="1020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5" office:value-type="string">
            <text:p>10/02/2020</text:p>
          </table:table-cell>
          <table:table-cell table:style-name="ce2" office:value-type="string">
            <text:p>IOS Environmental Setup &amp;&amp; (ML/DA ) API implementation &amp; AWS suppor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5" office:value-type="string">
            <text:p>11/02/2020</text:p>
          </table:table-cell>
          <table:table-cell table:style-name="ce2" office:value-type="string">
            <text:p>IONIC IOS “Resource not found issue fix” &amp;&amp; <text:s/>(ML/DA ) API implementation &amp; AWS suppor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5" office:value-type="string">
            <text:p>12/02/2020</text:p>
          </table:table-cell>
          <table:table-cell table:style-name="ce2" office:value-type="string">
            <text:p>IONIC IOS “File Transfer issue fix” &amp;&amp; IOS Razor Pay implementation IONIC Profile Pic upload implementation.&amp;&amp; IONIC checkbox issue fix &amp; Virtual scroll KT &amp; AWS support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5" office:value-type="string">
            <text:p>13/02/2020</text:p>
          </table:table-cell>
          <table:table-cell table:style-name="ce2" office:value-type="string">
            <text:p>IONIC IOS WORD &amp; PICTURE upload implemented commit. &amp; Advertisement API Implementation &amp; Motto data insertion &amp; AWS support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5" office:value-type="string">
            <text:p>14/02/2020</text:p>
          </table:table-cell>
          <table:table-cell table:style-name="ce2" office:value-type="string">
            <text:p>IONIC IOS VIDEO / AUDIO upload implemented , Android tested , mobile tested &amp; Advertisement API Implementation &amp; AWS suppor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5" office:value-type="string">
            <text:p>15/02/2020</text:p>
          </table:table-cell>
          <table:table-cell table:style-name="ce2" office:value-type="string">
            <text:p>Saturday-Office support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5" office:value-type="string">
            <text:p>17/02/2020</text:p>
          </table:table-cell>
          <table:table-cell table:style-name="ce2" office:value-type="string">
            <text:p>IONIC IOS issue fix and development,upload and fetch advertisement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5" office:value-type="string">
            <text:p>18/02/2020</text:p>
          </table:table-cell>
          <table:table-cell table:style-name="ce2" office:value-type="string">
            <text:p>IONIC IOS Duration issue &amp; Create Advertisement changes &amp;&amp; AWS Issue Analysis</text:p>
          </table:table-cell>
          <table:table-cell table:style-name="ce2" office:value-type="string">
            <text:p>16hrs</text:p>
          </table:table-cell>
          <table:table-cell table:number-columns-repeated="1020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5" office:value-type="string">
            <text:p>19/02/2020</text:p>
          </table:table-cell>
          <table:table-cell table:style-name="ce2" office:value-type="string">
            <text:p>IOS BUILD &amp; Advertisement Issue fix &amp; Office Support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string">
            <text:p>20/02/2020</text:p>
          </table:table-cell>
          <table:table-cell table:style-name="ce2" office:value-type="string">
            <text:p>IOS Video, Audio duration issue fix &amp;&amp; IOS MR check and IPA file generation &amp;&amp; AWS Cloudfront RD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5" office:value-type="string">
            <text:p>21/02/2020</text:p>
          </table:table-cell>
          <table:table-cell table:style-name="ce7" office:value-type="string">
            <text:p>Code Analysis &amp; office Support</text:p>
          </table:table-cell>
          <table:table-cell table:style-name="ce2" office:value-type="string">
            <text:p>24hrs</text:p>
          </table:table-cell>
          <table:table-cell table:number-columns-repeated="1020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5" office:value-type="string">
            <text:p>22/02/2020</text:p>
          </table:table-cell>
          <table:table-cell table:style-name="ce7" office:value-type="string">
            <text:p>Saturday-Office support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5" office:value-type="string">
            <text:p>23/02/2020</text:p>
          </table:table-cell>
          <table:table-cell table:style-name="ce7" office:value-type="string">
            <text:p>IONIC IOS AASA Configuration &amp; APK TESTING 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5" office:value-type="string">
            <text:p>24/02/2020</text:p>
          </table:table-cell>
          <table:table-cell table:style-name="ce7" office:value-type="string">
            <text:p>IONIC IOS AASA Backend Implementation &amp; APK TESTING &amp; Upload validation added </text:p>
          </table:table-cell>
          <table:table-cell table:style-name="ce2" office:value-type="string">
            <text:p>18hrs</text:p>
          </table:table-cell>
          <table:table-cell table:number-columns-repeated="1020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5" office:value-type="string">
            <text:p>25/02/2020</text:p>
          </table:table-cell>
          <table:table-cell table:style-name="ce7" office:value-type="string">
            <text:p>IOS IPA file generation &amp; IOS issue fixing &amp; upload time limit added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5" office:value-type="string">
            <text:p>26/02/2020</text:p>
          </table:table-cell>
          <table:table-cell table:style-name="ce7" office:value-type="string">
            <text:p>Server startUp warnings fixes (“public.membership”),ML/DA Api changes &amp; integration support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5" office:value-type="string">
            <text:p>27/02/2020</text:p>
          </table:table-cell>
          <table:table-cell table:style-name="ce7" office:value-type="string">
            <text:p>Server log files delete-schedule <text:s/>&amp;&amp; <text:s/>Schedule issue Analysis(linux timer) &amp;&amp; Integration support</text:p>
          </table:table-cell>
          <table:table-cell table:style-name="ce2" office:value-type="string">
            <text:p>20hrs</text:p>
          </table:table-cell>
          <table:table-cell table:number-columns-repeated="1020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5" office:value-type="string">
            <text:p>28/02/2020</text:p>
          </table:table-cell>
          <table:table-cell table:style-name="ce7" office:value-type="string">
            <text:p>Loopback default API support &amp;&amp; Artistic timezone issue analysis </text:p>
          </table:table-cell>
          <table:table-cell table:style-name="ce2" office:value-type="string">
            <text:p>12hrs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8" office:value-type="string">
            <text:p>Total</text:p>
          </table:table-cell>
          <table:table-cell table:style-name="ce8" office:value-type="string">
            <text:p>346hrs</text:p>
          </table:table-cell>
          <table:table-cell table:number-columns-repeated="1020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__Anonymous_Sheet_DB__1" table:target-range-address="Sheet1.A21:Sheet1.A2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3P0" style:volatile="true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currency-style style:name="N8103" number:language="ja" number:country="JP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8103P0"/>
    </number:currency-style>
    <number:currency-style style:name="N8108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2pt" style:font-name-asian="Arial1" style:font-size-asian="12pt" style:font-name-complex="Arial1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3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8">2020/02/28</text:date>, <text:time>17:28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2$Win32 OpenOffice.org_project/412m3$Build-9782</meta:generator>
    <meta:creation-date>2019-12-27T09:51:04Z</meta:creation-date>
    <dc:date>2020-02-28T17:28:20.59</dc:date>
    <meta:editing-cycles>200</meta:editing-cycles>
    <meta:editing-duration>PT2H30M46S</meta:editing-duration>
    <meta:document-statistic meta:table-count="1" meta:cell-count="78" meta:object-count="0"/>
  </office:meta>
</office:document-meta>
</file>